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lvi Nastaleeq" svg:font-family="'Alvi Nastaleeq'" style:font-pitch="variable"/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loext:decorative="false"/>
    </style:style>
    <style:style style:name="co1" style:family="table-column">
      <style:table-column-properties style:column-width="75.671cm" style:use-optimal-column-width="false"/>
    </style:style>
    <style:style style:name="co2" style:family="table-column">
      <style:table-column-properties style:column-width="70.795cm" style:use-optimal-column-width="false"/>
    </style:style>
    <style:style style:name="ro1" style:family="table-row">
      <style:table-row-properties style:row-height="19.091cm" style:use-optimal-row-height="false"/>
    </style:style>
    <style:style style:name="ro2" style:family="table-row">
      <style:table-row-properties style:row-height="37.981cm" style:use-optimal-row-height="false"/>
    </style:style>
    <style:style style:name="ro3" style:family="table-row">
      <style:table-row-properties style:row-height="42.478cm" style:use-optimal-row-height="false"/>
    </style:style>
    <style:style style:name="ce1" style:family="table-cell">
      <loext:graphic-properties draw:textarea-horizontal-align="center" draw:textarea-vertical-align="middle" style:writing-mode="rl-tb"/>
      <style:paragraph-properties fo:margin-left="1.499cm" fo:margin-right="1.499cm" fo:margin-top="1.499cm" fo:margin-bottom="1.499cm" fo:text-align="justify" fo:text-indent="0cm" style:text-autospace="none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ce2" style:family="table-cell">
      <loext:graphic-properties draw:textarea-horizontal-align="center" draw:textarea-vertical-align="middle" style:writing-mode="rl-tb"/>
      <style:paragraph-properties fo:margin-left="1.499cm" fo:margin-right="1.499cm" fo:margin-top="1.499cm" fo:margin-bottom="1.499cm" fo:line-height="100%" fo:text-align="justify" fo:text-indent="0cm" style:text-autospace="none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ce3" style:family="table-cell">
      <loext:graphic-properties draw:textarea-vertical-align="middle" style:writing-mode="rl-tb"/>
      <style:paragraph-properties fo:margin-left="1.499cm" fo:margin-right="1.499cm" fo:margin-top="1.499cm" fo:margin-bottom="1.499cm" fo:text-align="justify" fo:text-indent="0cm" style:text-autospace="none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P1" style:family="paragraph">
      <style:paragraph-properties fo:margin-left="1.499cm" fo:margin-right="1.499cm" fo:margin-top="1.499cm" fo:margin-bottom="1.499cm" fo:text-align="center" fo:text-indent="0cm" style:text-autospace="none" style:writing-mode="rl-tb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P2" style:family="paragraph">
      <style:paragraph-properties fo:margin-left="1.499cm" fo:margin-right="1.499cm" fo:margin-top="1.499cm" fo:margin-bottom="1.499cm" fo:line-height="100%" fo:text-align="justify" fo:text-indent="0cm" style:text-autospace="none" style:writing-mode="rl-tb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T1" style:family="text">
      <style:text-properties style:font-name="Alvi Nastaleeq" fo:font-size="200pt" style:font-name-asian="Liberation Sans1" style:font-size-asian="200pt" style:font-name-complex="Alvi Nastaleeq" style:font-size-complex="20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146.465cm" svg:height="175.511cm" svg:x="0cm" svg:y="0cm">
          <table:table table:template-name="black-gray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 table:number-columns-spanned="2">
                <text:p text:style-name="P1"><text:span text:style-name="T1">فاطمہ کے چین نے علی کے نُورِ عین نے</text:span><text:span text:style-name="T1"><text:line-break/></text:span><text:span text:style-name="T1">باخُدا حُسین نے دین کو بچا دیا</text:span></text:p>
              </table:table-cell>
              <table:covered-table-cell table:style-name="ce2"/>
            </table:table-row>
            <table:table-row table:style-name="ro2" table:default-cell-style-name="ce3">
              <table:table-cell>
                <text:p text:style-name="P2">هر طرف سے بندھ ہو چُکے تھے حق کے راستے<text:line-break/>خون مانگتا تھا دین زندگی کے واسطے<text:line-break/>دین کے اُصول نے نائبِ رسول نے<text:line-break/>زندگی کا قرض اپنے خون سے چُکا دیا</text:p>
              </table:table-cell>
              <table:table-cell>
                <text:p text:style-name="P2">حرف آ رہا تھا دینِ مُصطفی کے نام پر<text:line-break/>ممبرِ رسول بِک رہا تھا تختِ شام پر<text:line-break/>دین کی اساس نے دستِ حق شناس نے<text:line-break/>اُمتِ محمدی کو خواب سے جگا دیا</text:p>
              </table:table-cell>
            </table:table-row>
            <table:table-row table:style-name="ro2" table:default-cell-style-name="ce3">
              <table:table-cell>
                <text:p text:style-name="P2">پھر سے شرک کی طرف پلٹ نہ جائے آدمی<text:line-break/>راهِ مُستقیم سے بھٹک نہ جائے آدمی<text:line-break/>شاہِ تشنہ کام نے وقت کے امام نے<text:line-break/>حق کی راہ پر لہو سے اک دیا جلا دیا</text:p>
              </table:table-cell>
              <table:table-cell>
                <text:p text:style-name="P2">میرِ شام بن گیا تھا سانپ آستین کا<text:line-break/>خُسروی کے سر پہ رکھ رہا تھا تاج دین کا<text:line-break/>بادشاہِ دین نے بوریا نشین نے<text:line-break/>آرزوئے خُسروی کو خاک میں ملا دیا</text:p>
              </table:table-cell>
            </table:table-row>
            <table:table-row table:style-name="ro3" table:default-cell-style-name="ce3">
              <table:table-cell>
                <text:p text:style-name="P2">حلقِ بے زبان سے ظُلم کی کمان توڑ دی <text:line-break/>شہ رگِ گُلو سے خنجروں کی دھار موڑ دی <text:line-break/>نازشِ حیات نے فخرِ کائنات نے <text:line-break/>سر کٹا کے آدمی کا سر بلند کر دیا</text:p>
              </table:table-cell>
              <table:table-cell>
                <text:p text:style-name="P2">بڑھتے بڑھتے بات جب اُصولِ دیں پہ آگئی</text:p>
                <text:p text:style-name="P2">اور یزیدیت کی شکل میں عروج پا گئی</text:p>
                <text:p text:style-name="P2">بڑھ کے پھر دلیر نے شیرِ حق کے شیر نے</text:p>
                <text:p text:style-name="P2">دو پہر میں تخت و تاج و قصرِ شام ڈھا دیا</text:p>
              </table:table-cell>
            </table:table-row>
            <table:table-row table:style-name="ro2" table:default-cell-style-name="ce3">
              <table:table-cell>
                <text:p text:style-name="P2">لاکھ جان و دل نثار سیدِ اَنام پر <text:line-break/>رو دیا فلک بھی بے کسئ تشنہ کام پر <text:line-break/>اپنے مہجبیں کو دلبرِ حَسِین کو <text:line-break/>کھینچ کر گلے سے تیر جب گلے لگا لیا</text:p>
              </table:table-cell>
              <table:table-cell>
                <text:p text:style-name="P2">دل کہاں سے لاؤں جو کروں یہ واقعہ بیان <text:line-break/>تین دن کی پیاس میں وہ حوصلہ تھا الامان <text:line-break/>ظلم کے اسیر نے رن میں اک صغیر نے <text:line-break/>مسکرا کے فوج شام کو رلا رلا دیا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lvi Nastaleeq" svg:font-family="'Alvi Nastaleeq'" style:font-pitch="variable"/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ck-with-border" style:family="table-cell" style:parent-style-name="default">
      <loext:graphic-properties draw:fill="solid" draw:fill-color="#000000"/>
      <style:paragraph-properties fo:border="0.28pt solid #666666"/>
      <style:text-properties fo:color="#ffffff" loext:opacity="100%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-with-border" style:family="table-cell" style:parent-style-name="default">
      <loext:graphic-properties draw:fill="solid" draw:fill-color="#cccccc"/>
      <style:paragraph-properties fo:border="0.28pt solid #666666"/>
    </style:style>
    <style:style style:name="white-with-border" style:family="table-cell" style:parent-style-name="default">
      <loext:graphic-properties draw:fill="solid" draw:fill-color="#ffffff"/>
      <style:paragraph-properties fo:border="0.28pt solid #666666"/>
    </style:style>
    <table:table-template table:name="black-gray">
      <table:first-row table:style-name="black-with-border"/>
      <table:last-row table:style-name="black-with-border"/>
      <table:first-column table:style-name="black-with-border"/>
      <table:last-column table:style-name="black-with-border"/>
      <table:body table:style-name="white-with-border"/>
      <table:odd-rows table:style-name="gray-with-border"/>
      <table:odd-columns table:style-name="gray-with-border"/>
    </table:table-template>
  </office:styles>
  <office:automatic-styles>
    <style:page-layout style:name="PM0">
      <style:page-layout-properties fo:margin-top="0cm" fo:margin-bottom="0cm" fo:margin-left="0cm" fo:margin-right="0cm" fo:page-width="146.456cm" fo:page-height="175.51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6-01-21T19:39:09.613946600</meta:creation-date>
    <dc:date>2026-01-22T16:38:11.955733200</dc:date>
    <meta:editing-duration>PT2M22S</meta:editing-duration>
    <meta:editing-cycles>2</meta:editing-cycles>
    <meta:generator>LibreOffice/25.8.4.2$Windows_X86_64 LibreOffice_project/290daaa01b999472f0c7a3890eb6a550fd74c6df</meta:generator>
    <meta:document-statistic meta:object-count="1"/>
  </office:meta>
</office:document-meta>
</file>